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917in"/>
    </style:style>
    <style:style style:name="co2" style:family="table-column">
      <style:table-column-properties fo:break-before="auto" style:column-width="1.2161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1.3563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1.4335in"/>
    </style:style>
    <style:style style:name="co7" style:family="table-column">
      <style:table-column-properties fo:break-before="auto" style:column-width="1.4898in"/>
    </style:style>
    <style:style style:name="co8" style:family="table-column">
      <style:table-column-properties fo:break-before="auto" style:column-width="1.3909in"/>
    </style:style>
    <style:style style:name="co9" style:family="table-column">
      <style:table-column-properties fo:break-before="auto" style:column-width="0.711in"/>
    </style:style>
    <style:style style:name="co10" style:family="table-column">
      <style:table-column-properties fo:break-before="auto" style:column-width="1.5807in"/>
    </style:style>
    <style:style style:name="co11" style:family="table-column">
      <style:table-column-properties fo:break-before="auto" style:column-width="0.8862in"/>
    </style:style>
    <style:style style:name="co12" style:family="table-column">
      <style:table-column-properties fo:break-before="auto" style:column-width="0.9071in"/>
    </style:style>
    <style:style style:name="co13" style:family="table-column">
      <style:table-column-properties fo:break-before="auto" style:column-width="1.8402in"/>
    </style:style>
    <style:style style:name="co14" style:family="table-column">
      <style:table-column-properties fo:break-before="auto" style:column-width="1.1736in"/>
    </style:style>
    <style:style style:name="co15" style:family="table-column">
      <style:table-column-properties fo:break-before="auto" style:column-width="1.7839in"/>
    </style:style>
    <style:style style:name="co16" style:family="table-column">
      <style:table-column-properties fo:break-before="auto" style:column-width="2.352in"/>
    </style:style>
    <style:style style:name="co17" style:family="table-column">
      <style:table-column-properties fo:break-before="auto" style:column-width="1.2862in"/>
    </style:style>
    <style:style style:name="co18" style:family="table-column">
      <style:table-column-properties fo:break-before="auto" style:column-width="1.9311in"/>
    </style:style>
    <style:style style:name="co19" style:family="table-column">
      <style:table-column-properties fo:break-before="auto" style:column-width="3.0465in"/>
    </style:style>
    <style:style style:name="co20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true" fo:font-weight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16364" table:default-cell-style-name="ce2"/>
        <table:table-row table:style-name="ro1">
          <table:table-cell table:style-name="ce1" office:value-type="string" calcext:value-type="string">
            <text:p>PlantID</text:p>
          </table:table-cell>
          <table:table-cell table:style-name="ce1" office:value-type="string" calcext:value-type="string">
            <text:p>CommonName</text:p>
          </table:table-cell>
          <table:table-cell table:style-name="ce1" office:value-type="string" calcext:value-type="string">
            <text:p>ScientificName</text:p>
          </table:table-cell>
          <table:table-cell table:style-name="ce1" office:value-type="string" calcext:value-type="string">
            <text:p>PlantType</text:p>
          </table:table-cell>
          <table:table-cell table:style-name="ce1" office:value-type="string" calcext:value-type="string">
            <text:p>Lifespan</text:p>
          </table:table-cell>
          <table:table-cell table:style-name="ce1" office:value-type="string" calcext:value-type="string">
            <text:p>OptimalTempRange</text:p>
          </table:table-cell>
          <table:table-cell table:style-name="ce1" office:value-type="string" calcext:value-type="string">
            <text:p>LightRequirements</text:p>
          </table:table-cell>
          <table:table-cell table:style-name="ce1" office:value-type="string" calcext:value-type="string">
            <text:p>WaterRequirements</text:p>
          </table:table-cell>
          <table:table-cell table:style-name="ce1" office:value-type="string" calcext:value-type="string">
            <text:p>SoilType</text:p>
          </table:table-cell>
          <table:table-cell table:style-name="ce1" office:value-type="string" calcext:value-type="string">
            <text:p>pHRange</text:p>
          </table:table-cell>
          <table:table-cell table:style-name="ce1" office:value-type="string" calcext:value-type="string">
            <text:p>NutrientRequirements</text:p>
          </table:table-cell>
          <table:table-cell table:style-name="ce1" office:value-type="string" calcext:value-type="string">
            <text:p>PlantHeight</text:p>
          </table:table-cell>
          <table:table-cell table:style-name="ce1" office:value-type="string" calcext:value-type="string">
            <text:p>GrowthRate</text:p>
          </table:table-cell>
          <table:table-cell table:style-name="ce1" office:value-type="string" calcext:value-type="string">
            <text:p>YieldPerSeason</text:p>
          </table:table-cell>
          <table:table-cell table:style-name="ce1" office:value-type="string" calcext:value-type="string">
            <text:p>HarvestSeason</text:p>
          </table:table-cell>
          <table:table-cell table:style-name="ce1" office:value-type="string" calcext:value-type="string">
            <text:p>CompanionPlants</text:p>
          </table:table-cell>
          <table:table-cell table:style-name="ce1" office:value-type="string" calcext:value-type="string">
            <text:p>PestsDiseases</text:p>
          </table:table-cell>
          <table:table-cell table:style-name="ce1" office:value-type="string" calcext:value-type="string">
            <text:p>RebloomingCycle</text:p>
          </table:table-cell>
          <table:table-cell table:style-name="ce1" office:value-type="string" calcext:value-type="string">
            <text:p>Uses</text:p>
          </table:table-cell>
          <table:table-cell table:style-name="ce1" office:value-type="string" calcext:value-type="string">
            <text:p>SpecialNotes</text:p>
          </table:table-cell>
          <table:table-cell table:style-name="ce1" table:number-columns-repeated="1636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lueberries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cidic, Well-drained</text:p>
          </table:table-cell>
          <table:table-cell office:value-type="string" calcext:value-type="string">
            <text:p>4.5 - 5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Strawberries, Thyme, Basil</text:p>
          </table:table-cell>
          <table:table-cell office:value-type="string" calcext:value-type="string">
            <text:p>Bird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Antioxidants</text:p>
          </table:table-cell>
          <table:table-cell office:value-type="string" calcext:value-type="string">
            <text:p>Requires acidic soil for best growth</text:p>
          </table:table-cell>
          <table:table-cell table:number-columns-repeated="1636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pple Tre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20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5-20 apples per cubic yard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Onions, Garlic, Chives</text:p>
          </table:table-cell>
          <table:table-cell office:value-type="string" calcext:value-type="string">
            <text:p>Apple Scab, Codling Moth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Juicing</text:p>
          </table:table-cell>
          <table:table-cell office:value-type="string" calcext:value-type="string">
            <text:p>Needs pruning for optimal yield</text:p>
          </table:table-cell>
          <table:table-cell table:number-columns-repeated="1636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erry Tree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25°C (68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2-12-12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seas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hives, Marigolds, Clover</text:p>
          </table:table-cell>
          <table:table-cell office:value-type="string" calcext:value-type="string">
            <text:p>Cherry Frui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best fruit production</text:p>
          </table:table-cell>
          <table:table-cell table:number-columns-repeated="1636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range Tree</text:p>
          </table:table-cell>
          <table:table-cell office:value-type="string" calcext:value-type="string">
            <text:p>Citrus sinens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22-30°C (72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8-6-12</text:p>
          </table:table-cell>
          <table:table-cell office:value-type="string" calcext:value-type="string">
            <text:p>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orange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asil, Lavender, Marigold</text:p>
          </table:table-cell>
          <table:table-cell office:value-type="string" calcext:value-type="string">
            <text:p>Citrus Leaf Miner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Juicing</text:p>
          </table:table-cell>
          <table:table-cell office:value-type="string" calcext:value-type="string">
            <text:p>Protect from frost for maximum yield</text:p>
          </table:table-cell>
          <table:table-cell table:number-columns-repeated="1636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nana Tree</text:p>
          </table:table-cell>
          <table:table-cell office:value-type="string" calcext:value-type="string">
            <text:p>Musa acuminat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5-15 years</text:p>
          </table:table-cell>
          <table:table-cell office:value-type="string" calcext:value-type="string">
            <text:p>25-30°C (77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bunches per season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Herbs like Basil, Mint</text:p>
          </table:table-cell>
          <table:table-cell office:value-type="string" calcext:value-type="string">
            <text:p>Nematodes, Spider Mite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Fiber</text:p>
          </table:table-cell>
          <table:table-cell office:value-type="string" calcext:value-type="string">
            <text:p>Needs high humidity and consistent watering</text:p>
          </table:table-cell>
          <table:table-cell table:number-columns-repeated="1636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ragon Fruit Tree</text:p>
          </table:table-cell>
          <table:table-cell office:value-type="string" calcext:value-type="string">
            <text:p>Hylocereus undatus</text:p>
          </table:table-cell>
          <table:table-cell office:value-type="string" calcext:value-type="string">
            <text:p>Cactus Fruit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6-6-6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6 fruits per plant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Herbs like Mint, Lavender</text:p>
          </table:table-cell>
          <table:table-cell office:value-type="string" calcext:value-type="string">
            <text:p>Scale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best with vertical support</text:p>
          </table:table-cell>
          <table:table-cell table:number-columns-repeated="1636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iwi Vine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7°C (59-81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Grapes, Blackberries</text:p>
          </table:table-cell>
          <table:table-cell office:value-type="string" calcext:value-type="string">
            <text:p>Root Rot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trellising for growth</text:p>
          </table:table-cell>
          <table:table-cell table:number-columns-repeated="1636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ssionfruit Vine</text:p>
          </table:table-cell>
          <table:table-cell office:value-type="string" calcext:value-type="string">
            <text:p>Passiflora eduli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fruits per vine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Corn, Sunflowers</text:p>
          </table:table-cell>
          <table:table-cell office:value-type="string" calcext:value-type="string">
            <text:p>Aphids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sturdy support for climbing</text:p>
          </table:table-cell>
          <table:table-cell table:number-columns-repeated="1636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rape Vine</text:p>
          </table:table-cell>
          <table:table-cell office:value-type="string" calcext:value-type="string">
            <text:p>Vitis vinifera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20+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5-20 lbs per vine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Roses, Lavender</text:p>
          </table:table-cell>
          <table:table-cell office:value-type="string" calcext:value-type="string">
            <text:p>Powdery Mildew, Bir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Wine Production</text:p>
          </table:table-cell>
          <table:table-cell office:value-type="string" calcext:value-type="string">
            <text:p>Needs regular pruning for best yield</text:p>
          </table:table-cell>
          <table:table-cell table:number-columns-repeated="1636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ops Vine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2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vin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Nasturtiums, Garlic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Brewing, Medicinal</text:p>
          </table:table-cell>
          <table:table-cell office:value-type="string" calcext:value-type="string">
            <text:p>Grows well with ample vertical space</text:p>
          </table:table-cell>
          <table:table-cell table:number-columns-repeated="1636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season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Carrots, Parsley</text:p>
          </table:table-cell>
          <table:table-cell office:value-type="string" calcext:value-type="string">
            <text:p>Asparagus Beetles, Fusarium Wil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2-3 years before first harvest</text:p>
          </table:table-cell>
          <table:table-cell table:number-columns-repeated="1636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4°C (59-75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2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bbage, Onions</text:p>
          </table:table-cell>
          <table:table-cell office:value-type="string" calcext:value-type="string">
            <text:p>Crown Rot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oxic leaves; consume only stalks</text:p>
          </table:table-cell>
          <table:table-cell table:number-columns-repeated="1636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Globe Artichoke</text:p>
          </table:table-cell>
          <table:table-cell office:value-type="string" calcext:value-type="string">
            <text:p>Cynara scolym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8 bud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Spinach, Pea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6-6-6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bundle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Rosemary, Thyme</text:p>
          </table:table-cell>
          <table:table-cell office:value-type="string" calcext:value-type="string">
            <text:p>Root Rot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Medicinal, Aromatic</text:p>
          </table:table-cell>
          <table:table-cell office:value-type="string" calcext:value-type="string">
            <text:p>Drought-tolerant</text:p>
          </table:table-cell>
          <table:table-cell table:number-columns-repeated="1636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entha spp.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2-25°C (54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Moist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6-8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Cabbag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Frequent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Invasive; grow in containers</text:p>
          </table:table-cell>
          <table:table-cell table:number-columns-repeated="1636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 spp.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2-6-6</text:p>
          </table:table-cell>
          <table:table-cell office:value-type="string" calcext:value-type="string">
            <text:p>3-6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blooms per season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avender, Garlic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Ornamental, Fragrance</text:p>
          </table:table-cell>
          <table:table-cell office:value-type="string" calcext:value-type="string">
            <text:p>Prune for optimal flowering</text:p>
          </table:table-cell>
          <table:table-cell table:number-columns-repeated="1636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6.8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4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Basil</text:p>
          </table:table-cell>
          <table:table-cell office:value-type="string" calcext:value-type="string">
            <text:p>Tomato Hornworm, Blight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staking for support</text:p>
          </table:table-cell>
          <table:table-cell table:number-columns-repeated="1636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25°C (68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5-20 cucumber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Dill, Radish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vertically</text:p>
          </table:table-cell>
          <table:table-cell table:number-columns-repeated="1636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Solanum tuberos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0 - 6.0</text:p>
          </table:table-cell>
          <table:table-cell office:value-type="string" calcext:value-type="string">
            <text:p>NPK: 10-20-20</text:p>
          </table:table-cell>
          <table:table-cell office:value-type="string" calcext:value-type="string">
            <text:p>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abbage</text:p>
          </table:table-cell>
          <table:table-cell office:value-type="string" calcext:value-type="string">
            <text:p>Colorado Potato Beetle, Bligh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otate crops to prevent disease</text:p>
          </table:table-cell>
          <table:table-cell table:number-columns-repeated="1636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Lettuce</text:p>
          </table:table-cell>
          <table:table-cell office:value-type="string" calcext:value-type="string">
            <text:p>Carrot Rus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hin seedlings for best growth</text:p>
          </table:table-cell>
          <table:table-cell table:number-columns-repeated="1636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Lactuca sativ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Radish</text:p>
          </table:table-cell>
          <table:table-cell office:value-type="string" calcext:value-type="string">
            <text:p>Slugs, Aphids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Salads</text:p>
          </table:table-cell>
          <table:table-cell office:value-type="string" calcext:value-type="string">
            <text:p>Harvest regularly for fresh leaves</text:p>
          </table:table-cell>
          <table:table-cell table:number-columns-repeated="1636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Spinaci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0°C (50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Lettuce, Cabbage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Continuous</text:p>
          </table:table-cell>
          <table:table-cell office:value-type="string" calcext:value-type="string">
            <text:p>Edible, Salads</text:p>
          </table:table-cell>
          <table:table-cell office:value-type="string" calcext:value-type="string">
            <text:p>Grows best in cooler weather</text:p>
          </table:table-cell>
          <table:table-cell table:number-columns-repeated="1636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eas</text:p>
          </table:table-cell>
          <table:table-cell office:value-type="string" calcext:value-type="string">
            <text:p>Pisum sativum</text:p>
          </table:table-cell>
          <table:table-cell office:value-type="string" calcext:value-type="string">
            <text:p>Legum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 for better yield</text:p>
          </table:table-cell>
          <table:table-cell table:number-columns-repeated="1636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Beet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Flea Beetl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roots and leaves</text:p>
          </table:table-cell>
          <table:table-cell table:number-columns-repeated="1636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Fragaria × ananassa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-2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pinach, Borage</text:p>
          </table:table-cell>
          <table:table-cell office:value-type="string" calcext:value-type="string">
            <text:p>Slug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raised beds</text:p>
          </table:table-cell>
          <table:table-cell table:number-columns-repeated="1636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Allium sativ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bu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Plant in fall for best yield</text:p>
          </table:table-cell>
          <table:table-cell table:number-columns-repeated="1636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Onion</text:p>
          </table:table-cell>
          <table:table-cell office:value-type="string" calcext:value-type="string">
            <text:p>Allium cep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bu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from sets</text:p>
          </table:table-cell>
          <table:table-cell table:number-columns-repeated="1636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auliflower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Apium graveol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Moist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stalk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Tomatoes, Leek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watering</text:p>
          </table:table-cell>
          <table:table-cell table:number-columns-repeated="1636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rsnip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Carrot Rust Fly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after first frost for best flavor</text:p>
          </table:table-cell>
          <table:table-cell table:number-columns-repeated="1636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lantro</text:p>
          </table:table-cell>
          <table:table-cell office:value-type="string" calcext:value-type="string">
            <text:p>Coriandrum sativ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0°C (59-68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Does best in cooler weather</text:p>
          </table:table-cell>
          <table:table-cell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Ocimum basilic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/Tropical</text:p>
          </table:table-cell>
          <table:table-cell office:value-type="string" calcext:value-type="string">
            <text:p>Tomatoes, Peppers</text:p>
          </table:table-cell>
          <table:table-cell office:value-type="string" calcext:value-type="string">
            <text:p>Aphids, Down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regularly to promote growth</text:p>
          </table:table-cell>
          <table:table-cell table:number-columns-repeated="1636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Origanum vulgar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osemary, Thym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Prune regularly to maintain shape</text:p>
          </table:table-cell>
          <table:table-cell table:number-columns-repeated="1636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hyme</text:p>
          </table:table-cell>
          <table:table-cell office:value-type="string" calcext:value-type="string">
            <text:p>Thymus vulgar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7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Rosemary, Lavender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Drought-tolerant</text:p>
          </table:table-cell>
          <table:table-cell table:number-columns-repeated="1636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age</text:p>
          </table:table-cell>
          <table:table-cell office:value-type="string" calcext:value-type="string">
            <text:p>Salvia officinal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Oregano, Thyme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leaves regularly</text:p>
          </table:table-cell>
          <table:table-cell table:number-columns-repeated="1636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Onion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Petroselinum crisp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Tomatoes, Leeks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Harvest regularly for fresh leaves</text:p>
          </table:table-cell>
          <table:table-cell table:number-columns-repeated="1636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ili Pepper</text:p>
          </table:table-cell>
          <table:table-cell office:value-type="string" calcext:value-type="string">
            <text:p>Capsicum frutesc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Tomatoes, Basil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icy varieties available</text:p>
          </table:table-cell>
          <table:table-cell table:number-columns-repeated="1636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weet Corn</text:p>
          </table:table-cell>
          <table:table-cell office:value-type="string" calcext:value-type="string">
            <text:p>Zea mays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6.8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8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ear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Squash</text:p>
          </table:table-cell>
          <table:table-cell office:value-type="string" calcext:value-type="string">
            <text:p>Corn Earworm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ollinate manually for better yield</text:p>
          </table:table-cell>
          <table:table-cell table:number-columns-repeated="1636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zucchini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Cucumber Beetle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gular harvest encourages more growth</text:p>
          </table:table-cell>
          <table:table-cell table:number-columns-repeated="1636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Solanum melongen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Peppers</text:p>
          </table:table-cell>
          <table:table-cell office:value-type="string" calcext:value-type="string">
            <text:p>Flea Beetl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taking for support</text:p>
          </table:table-cell>
          <table:table-cell table:number-columns-repeated="1636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Squash</text:p>
          </table:table-cell>
          <table:table-cell office:value-type="string" calcext:value-type="string">
            <text:p>Cucurbita maxim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8-30°C (64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squashe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Powdery Mildew, Squash B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best yield</text:p>
          </table:table-cell>
          <table:table-cell table:number-columns-repeated="1636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Citrullus lanatus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3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Sunflowers</text:p>
          </table:table-cell>
          <table:table-cell office:value-type="string" calcext:value-type="string">
            <text:p>Aphids, Fusarium Wil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Needs plenty of space to spread</text:p>
          </table:table-cell>
          <table:table-cell table:number-columns-repeated="1636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antaloupe</text:p>
          </table:table-cell>
          <table:table-cell office:value-type="string" calcext:value-type="string">
            <text:p>Cucumis melo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Marigolds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ing helps with space management</text:p>
          </table:table-cell>
          <table:table-cell table:number-columns-repeated="1636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pumpkin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quash Bug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Decorative</text:p>
          </table:table-cell>
          <table:table-cell office:value-type="string" calcext:value-type="string">
            <text:p>Ideal for autumn harvest</text:p>
          </table:table-cell>
          <table:table-cell table:number-columns-repeated="1636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ollard Greens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Beets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leaves regularly for new growth</text:p>
          </table:table-cell>
          <table:table-cell table:number-columns-repeated="1636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Swiss Chard</text:p>
          </table:table-cell>
          <table:table-cell office:value-type="string" calcext:value-type="string">
            <text:p>Beta vulgaris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Leaf Mine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Harvest outer leaves for continuous growth</text:p>
          </table:table-cell>
          <table:table-cell table:number-columns-repeated="1636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Beets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full heads</text:p>
          </table:table-cell>
          <table:table-cell table:number-columns-repeated="1636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Brussels Sprouts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Autumn/ Winter</text:p>
          </table:table-cell>
          <table:table-cell office:value-type="string" calcext:value-type="string">
            <text:p>Carro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Ideal for winter harvest</text:p>
          </table:table-cell>
          <table:table-cell table:number-columns-repeated="1636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ll Pepper</text:p>
          </table:table-cell>
          <table:table-cell office:value-type="string" calcext:value-type="string">
            <text:p>Capsicum annu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3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Tomatoe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 in containers for flexibility</text:p>
          </table:table-cell>
          <table:table-cell table:number-columns-repeated="1636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Okra</text:p>
          </table:table-cell>
          <table:table-cell office:value-type="string" calcext:value-type="string">
            <text:p>Abelmoschus esculent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15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Pepper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air circulation</text:p>
          </table:table-cell>
          <table:table-cell table:number-columns-repeated="1636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Ipomoea batata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0 - 6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weet Potato Weevil, Bligh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in a cool, dry place after harvest</text:p>
          </table:table-cell>
          <table:table-cell table:number-columns-repeated="1636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Leek</text:p>
          </table:table-cell>
          <table:table-cell office:value-type="string" calcext:value-type="string">
            <text:p>Allium ampelopras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2-24°C (54-7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eeks per row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arrots, Celery</text:p>
          </table:table-cell>
          <table:table-cell office:value-type="string" calcext:value-type="string">
            <text:p>Thrip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plants for uniform growth</text:p>
          </table:table-cell>
          <table:table-cell table:number-columns-repeated="1636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-5 head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Beets, Dill</text:p>
          </table:table-cell>
          <table:table-cell office:value-type="string" calcext:value-type="string">
            <text:p>Cabbage Worm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pace adequately for full growth</text:p>
          </table:table-cell>
          <table:table-cell table:number-columns-repeated="1636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Cynara scolym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8 buds per plant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Spinach, Peas</text:p>
          </table:table-cell>
          <table:table-cell office:value-type="string" calcext:value-type="string">
            <text:p>Aphids, Slug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Sechium edul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-8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fruit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Trellis needed for climbing</text:p>
          </table:table-cell>
          <table:table-cell table:number-columns-repeated="1636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Yam</text:p>
          </table:table-cell>
          <table:table-cell office:value-type="string" calcext:value-type="string">
            <text:p>Dioscorea spp.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5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orn</text:p>
          </table:table-cell>
          <table:table-cell office:value-type="string" calcext:value-type="string">
            <text:p>Sweet Potato Weevil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in a cool, dry place after harvest</text:p>
          </table:table-cell>
          <table:table-cell table:number-columns-repeated="1636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lantain</text:p>
          </table:table-cell>
          <table:table-cell office:value-type="string" calcext:value-type="string">
            <text:p>Musa paradisia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2-12-17</text:p>
          </table:table-cell>
          <table:table-cell office:value-type="string" calcext:value-type="string">
            <text:p>10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ffee, Papaya</text:p>
          </table:table-cell>
          <table:table-cell office:value-type="string" calcext:value-type="string">
            <text:p>Leaf Spot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deep soil and regular watering</text:p>
          </table:table-cell>
          <table:table-cell table:number-columns-repeated="1636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Psidium guajav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Pineapple, Citrus</text:p>
          </table:table-cell>
          <table:table-cell office:value-type="string" calcext:value-type="string">
            <text:p>Aphids, Fruit 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pruned for size control</text:p>
          </table:table-cell>
          <table:table-cell table:number-columns-repeated="1636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Prunus pers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Marigold, Lavender</text:p>
          </table:table-cell>
          <table:table-cell office:value-type="string" calcext:value-type="string">
            <text:p>Peach Tree Borer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size control and airflow</text:p>
          </table:table-cell>
          <table:table-cell table:number-columns-repeated="1636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lum</text:p>
          </table:table-cell>
          <table:table-cell office:value-type="string" calcext:value-type="string">
            <text:p>Prun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30-5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hives, Mint</text:p>
          </table:table-cell>
          <table:table-cell office:value-type="string" calcext:value-type="string">
            <text:p>Aphid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temperate regions</text:p>
          </table:table-cell>
          <table:table-cell table:number-columns-repeated="1636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Pyrus commun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8-25°C (64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2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Marigold, Clover</text:p>
          </table:table-cell>
          <table:table-cell office:value-type="string" calcext:value-type="string">
            <text:p>Aphids, Pear Psylla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ross-pollination</text:p>
          </table:table-cell>
          <table:table-cell table:number-columns-repeated="1636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Malus domest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3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hives, Mint</text:p>
          </table:table-cell>
          <table:table-cell office:value-type="string" calcext:value-type="string">
            <text:p>Codling Moth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regularly for best yield</text:p>
          </table:table-cell>
          <table:table-cell table:number-columns-repeated="1636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ig</text:p>
          </table:table-cell>
          <table:table-cell office:value-type="string" calcext:value-type="string">
            <text:p>Ficus carica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30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30 lbs per tree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Basil, Lavender</text:p>
          </table:table-cell>
          <table:table-cell office:value-type="string" calcext:value-type="string">
            <text:p>Aphids, Root Knot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ragon Fruit</text:p>
          </table:table-cell>
          <table:table-cell office:value-type="string" calcext:value-type="string">
            <text:p>Hylocereus spp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25-35°C (77-9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Marigolds</text:p>
          </table:table-cell>
          <table:table-cell office:value-type="string" calcext:value-type="string">
            <text:p>Mealybug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limbing cactus; needs support</text:p>
          </table:table-cell>
          <table:table-cell table:number-columns-repeated="1636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Musa spp.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25-35°C (77-95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2-12-17</text:p>
          </table:table-cell>
          <table:table-cell office:value-type="string" calcext:value-type="string">
            <text:p>10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plant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Coffee, Ginger</text:p>
          </table:table-cell>
          <table:table-cell office:value-type="string" calcext:value-type="string">
            <text:p>Aphids, Nematod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watering and warm climate</text:p>
          </table:table-cell>
          <table:table-cell table:number-columns-repeated="1636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Prunus avium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2-15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20-50 lbs per tree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Aphids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ld winter for dormancy</text:p>
          </table:table-cell>
          <table:table-cell table:number-columns-repeated="1636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itrus sinensis</text:p>
          </table:table-cell>
          <table:table-cell office:value-type="string" calcext:value-type="string">
            <text:p>Fruit Tre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5-2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tree</text:p>
          </table:table-cell>
          <table:table-cell office:value-type="string" calcext:value-type="string">
            <text:p>Year-round</text:p>
          </table:table-cell>
          <table:table-cell office:value-type="string" calcext:value-type="string">
            <text:p>Marigold, Basil</text:p>
          </table:table-cell>
          <table:table-cell office:value-type="string" calcext:value-type="string">
            <text:p>Aphids, Citrus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in pots in colder regions</text:p>
          </table:table-cell>
          <table:table-cell table:number-columns-repeated="1636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Actinidia deliciosa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lover, Marigold</text:p>
          </table:table-cell>
          <table:table-cell office:value-type="string" calcext:value-type="string">
            <text:p>Aphids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trellis for support</text:p>
          </table:table-cell>
          <table:table-cell table:number-columns-repeated="1636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Grapes</text:p>
          </table:table-cell>
          <table:table-cell office:value-type="string" calcext:value-type="string">
            <text:p>Vitis vinifera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20-5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0-10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Rosemary, Clover</text:p>
          </table:table-cell>
          <table:table-cell office:value-type="string" calcext:value-type="string">
            <text:p>Powdery Mildew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Wine Production</text:p>
          </table:table-cell>
          <table:table-cell office:value-type="string" calcext:value-type="string">
            <text:p>Requires pruning for better yield</text:p>
          </table:table-cell>
          <table:table-cell table:number-columns-repeated="1636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ssionfruit</text:p>
          </table:table-cell>
          <table:table-cell office:value-type="string" calcext:value-type="string">
            <text:p>Passiflora edulis</text:p>
          </table:table-cell>
          <table:table-cell office:value-type="string" calcext:value-type="string">
            <text:p>Fruit Vine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8-10-10</text:p>
          </table:table-cell>
          <table:table-cell office:value-type="string" calcext:value-type="string">
            <text:p>15-2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0-3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Marigold</text:p>
          </table:table-cell>
          <table:table-cell office:value-type="string" calcext:value-type="string">
            <text:p>Mealybugs, Scale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limbing vine; needs support</text:p>
          </table:table-cell>
          <table:table-cell table:number-columns-repeated="1636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Rubus fruticosus</text:p>
          </table:table-cell>
          <table:table-cell office:value-type="string" calcext:value-type="string">
            <text:p>Berry Vin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6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20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Aphids, Mit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to maintain shape and productivity</text:p>
          </table:table-cell>
          <table:table-cell table:number-columns-repeated="1636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Raspberry</text:p>
          </table:table-cell>
          <table:table-cell office:value-type="string" calcext:value-type="string">
            <text:p>Rubus idaeus</text:p>
          </table:table-cell>
          <table:table-cell office:value-type="string" calcext:value-type="string">
            <text:p>Berry Vine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6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Marigold</text:p>
          </table:table-cell>
          <table:table-cell office:value-type="string" calcext:value-type="string">
            <text:p>Spider Mit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Prune for better air circulation</text:p>
          </table:table-cell>
          <table:table-cell table:number-columns-repeated="1636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Asparagus officinalis</text:p>
          </table:table-cell>
          <table:table-cell office:value-type="string" calcext:value-type="string">
            <text:p>Perennial Vegetable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5 ft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</text:p>
          </table:table-cell>
          <table:table-cell office:value-type="string" calcext:value-type="string">
            <text:p>Lettuce, Tomato</text:p>
          </table:table-cell>
          <table:table-cell office:value-type="string" calcext:value-type="string">
            <text:p>Aphids, Cutworm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when grown from crowns</text:p>
          </table:table-cell>
          <table:table-cell table:number-columns-repeated="1636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Rhubarb</text:p>
          </table:table-cell>
          <table:table-cell office:value-type="string" calcext:value-type="string">
            <text:p>Rheum rhabarbarum</text:p>
          </table:table-cell>
          <table:table-cell office:value-type="string" calcext:value-type="string">
            <text:p>Perennial Vegetable</text:p>
          </table:table-cell>
          <table:table-cell office:value-type="string" calcext:value-type="string">
            <text:p>10-1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Strawberries, Onions</text:p>
          </table:table-cell>
          <table:table-cell office:value-type="string" calcext:value-type="string">
            <text:p>Slugs, Crown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Leaves are toxic; use stalks only</text:p>
          </table:table-cell>
          <table:table-cell table:number-columns-repeated="1636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Hops</text:p>
          </table:table-cell>
          <table:table-cell office:value-type="string" calcext:value-type="string">
            <text:p>Humulus lupulus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5-2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0-30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vine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Marigold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Brewing</text:p>
          </table:table-cell>
          <table:table-cell office:value-type="string" calcext:value-type="string">
            <text:p>Requires trellis for support</text:p>
          </table:table-cell>
          <table:table-cell table:number-columns-repeated="1636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Vaccinium corymbos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10-2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Acidic, Well-drained</text:p>
          </table:table-cell>
          <table:table-cell office:value-type="string" calcext:value-type="string">
            <text:p>4.0 - 5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4-6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bush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Azalea, Rhododendron</text:p>
          </table:table-cell>
          <table:table-cell office:value-type="string" calcext:value-type="string">
            <text:p>Leaf Spot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Acidic soil required</text:p>
          </table:table-cell>
          <table:table-cell table:number-columns-repeated="1636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Elderberry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8-10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Comfrey, Chives</text:p>
          </table:table-cell>
          <table:table-cell office:value-type="string" calcext:value-type="string">
            <text:p>Spider Mite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Requires pruning for best yield</text:p>
          </table:table-cell>
          <table:table-cell table:number-columns-repeated="1636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oji Berry</text:p>
          </table:table-cell>
          <table:table-cell office:value-type="string" calcext:value-type="string">
            <text:p>Lycium barbarum</text:p>
          </table:table-cell>
          <table:table-cell office:value-type="string" calcext:value-type="string">
            <text:p>Berry Bush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8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10-15 lbs per bush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Strawberry, Lavender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Medicinal</text:p>
          </table:table-cell>
          <table:table-cell office:value-type="string" calcext:value-type="string">
            <text:p>Drought-tolerant, easy to grow</text:p>
          </table:table-cell>
          <table:table-cell table:number-columns-repeated="1636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avender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8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Rosemary</text:p>
          </table:table-cell>
          <table:table-cell office:value-type="string" calcext:value-type="string">
            <text:p>Aphids, Root R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Aromatic, Medicinal</text:p>
          </table:table-cell>
          <table:table-cell office:value-type="string" calcext:value-type="string">
            <text:p>Drought-tolerant; attracts pollinators</text:p>
          </table:table-cell>
          <table:table-cell table:number-columns-repeated="1636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Rosmarinus officinali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2-4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Lavender, Sage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Evergreen; can be grown in pots</text:p>
          </table:table-cell>
          <table:table-cell table:number-columns-repeated="1636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Mentha spp.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3-5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rrots, Cabbage</text:p>
          </table:table-cell>
          <table:table-cell office:value-type="string" calcext:value-type="string">
            <text:p>Aphids, Mint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Invasive; grows rapidly</text:p>
          </table:table-cell>
          <table:table-cell table:number-columns-repeated="1636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Oregano</text:p>
          </table:table-cell>
          <table:table-cell office:value-type="string" calcext:value-type="string">
            <text:p>Origanum vulgar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10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8.0</text:p>
          </table:table-cell>
          <table:table-cell office:value-type="string" calcext:value-type="string">
            <text:p>NPK: 5-5-5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Basil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ives</text:p>
          </table:table-cell>
          <table:table-cell office:value-type="string" calcext:value-type="string">
            <text:p>Allium schoenopras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-4 years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rrots, Roses</text:p>
          </table:table-cell>
          <table:table-cell office:value-type="string" calcext:value-type="string">
            <text:p>Aphids, Onion Maggot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Decorative</text:p>
          </table:table-cell>
          <table:table-cell office:value-type="string" calcext:value-type="string">
            <text:p>Easy to grow; pest repellent</text:p>
          </table:table-cell>
          <table:table-cell table:number-columns-repeated="1636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Anethum graveolens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-2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5.5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Summer</text:p>
          </table:table-cell>
          <table:table-cell office:value-type="string" calcext:value-type="string">
            <text:p>Cabbage, Lettuce</text:p>
          </table:table-cell>
          <table:table-cell office:value-type="string" calcext:value-type="string">
            <text:p>Aphids, Caterpillar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Attracts beneficial insects</text:p>
          </table:table-cell>
          <table:table-cell table:number-columns-repeated="1636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Ocimum basilicum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omatoes, Peppers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Companion plant for many vegetables</text:p>
          </table:table-cell>
          <table:table-cell table:number-columns-repeated="1636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evia</text:p>
          </table:table-cell>
          <table:table-cell office:value-type="string" calcext:value-type="string">
            <text:p>Stevia rebaudiana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5-7 years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Sand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plant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Thyme, Oregano</text:p>
          </table:table-cell>
          <table:table-cell office:value-type="string" calcext:value-type="string">
            <text:p>Aphids, Leaf Spo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Natural Sweetener, Medicinal</text:p>
          </table:table-cell>
          <table:table-cell office:value-type="string" calcext:value-type="string">
            <text:p>Can be grown in containers</text:p>
          </table:table-cell>
          <table:table-cell table:number-columns-repeated="1636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amomile</text:p>
          </table:table-cell>
          <table:table-cell office:value-type="string" calcext:value-type="string">
            <text:p>Chamaemelum nobile</text:p>
          </table:table-cell>
          <table:table-cell office:value-type="string" calcext:value-type="string">
            <text:p>Herb</text:p>
          </table:table-cell>
          <table:table-cell office:value-type="string" calcext:value-type="string">
            <text:p>2-3 years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Lavender, Basil</text:p>
          </table:table-cell>
          <table:table-cell office:value-type="string" calcext:value-type="string">
            <text:p>Aphids, Whitefli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Culinary, Medicinal</text:p>
          </table:table-cell>
          <table:table-cell office:value-type="string" calcext:value-type="string">
            <text:p>Attracts pollinators</text:p>
          </table:table-cell>
          <table:table-cell table:number-columns-repeated="1636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Pumpkin</text:p>
          </table:table-cell>
          <table:table-cell office:value-type="string" calcext:value-type="string">
            <text:p>Cucurbita pepo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30°C (59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pumpkins per plant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Corn, Beans</text:p>
          </table:table-cell>
          <table:table-cell office:value-type="string" calcext:value-type="string">
            <text:p>Squash Bug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Decorative</text:p>
          </table:table-cell>
          <table:table-cell office:value-type="string" calcext:value-type="string">
            <text:p>Ideal for autumn harvest</text:p>
          </table:table-cell>
          <table:table-cell table:number-columns-repeated="1636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Apium graveolen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eks</text:p>
          </table:table-cell>
          <table:table-cell office:value-type="string" calcext:value-type="string">
            <text:p>Aphids, Rust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consistent moisture</text:p>
          </table:table-cell>
          <table:table-cell table:number-columns-repeated="1636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Spinacia oleracea</text:p>
          </table:table-cell>
          <table:table-cell office:value-type="string" calcext:value-type="string">
            <text:p>Leafy Green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Lettuce, Radish</text:p>
          </table:table-cell>
          <table:table-cell office:value-type="string" calcext:value-type="string">
            <text:p>Leaf Miners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cooler seasons</text:p>
          </table:table-cell>
          <table:table-cell table:number-columns-repeated="1636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Parsnip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Lettuce, Garlic</text:p>
          </table:table-cell>
          <table:table-cell office:value-type="string" calcext:value-type="string">
            <text:p>Aphids, Carrot Rust Fly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Store well for winter use</text:p>
          </table:table-cell>
          <table:table-cell table:number-columns-repeated="1636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Solanum lycopersicum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asil, Marigold</text:p>
          </table:table-cell>
          <table:table-cell office:value-type="string" calcext:value-type="string">
            <text:p>Tomato Hornworm, Aphid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taking or cages</text:p>
          </table:table-cell>
          <table:table-cell table:number-columns-repeated="1636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Pea</text:p>
          </table:table-cell>
          <table:table-cell office:value-type="string" calcext:value-type="string">
            <text:p>Pisum sativum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2-3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Radish</text:p>
          </table:table-cell>
          <table:table-cell office:value-type="string" calcext:value-type="string">
            <text:p>Aphid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Best grown in cooler seasons</text:p>
          </table:table-cell>
          <table:table-cell table:number-columns-repeated="1636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Radish</text:p>
          </table:table-cell>
          <table:table-cell office:value-type="string" calcext:value-type="string">
            <text:p>Raphanus sativus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Carrots, Lettuce</text:p>
          </table:table-cell>
          <table:table-cell office:value-type="string" calcext:value-type="string">
            <text:p>Aphids, Root Maggot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quickly; ideal for succession planting</text:p>
          </table:table-cell>
          <table:table-cell table:number-columns-repeated="1636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Cucumis sativus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20-30°C (68-86°F)</text:p>
          </table:table-cell>
          <table:table-cell office:value-type="string" calcext:value-type="string">
            <text:p>Full Sun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5-6 ft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0-20 lbs per plant</text:p>
          </table:table-cell>
          <table:table-cell office:value-type="string" calcext:value-type="string">
            <text:p>Summer/Autumn</text:p>
          </table:table-cell>
          <table:table-cell office:value-type="string" calcext:value-type="string">
            <text:p>Beans, Corn</text:p>
          </table:table-cell>
          <table:table-cell office:value-type="string" calcext:value-type="string">
            <text:p>Cucumber Beetles, Powdery Mildew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Can be grown vertically to save space</text:p>
          </table:table-cell>
          <table:table-cell table:number-columns-repeated="1636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Brassica rap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Autumn</text:p>
          </table:table-cell>
          <table:table-cell office:value-type="string" calcext:value-type="string">
            <text:p>Cabbage, Lettuce</text:p>
          </table:table-cell>
          <table:table-cell office:value-type="string" calcext:value-type="string">
            <text:p>Aphids, Flea Beetle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Grows well in cooler seasons</text:p>
          </table:table-cell>
          <table:table-cell table:number-columns-repeated="1636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Root 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0-25°C (50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0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row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Leeks</text:p>
          </table:table-cell>
          <table:table-cell office:value-type="string" calcext:value-type="string">
            <text:p>Aphids, Carrot Rust Fly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Ideal for storage</text:p>
          </table:table-cell>
          <table:table-cell table:number-columns-repeated="1636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abbage</text:p>
          </table:table-cell>
          <table:table-cell office:value-type="string" calcext:value-type="string">
            <text:p>Brassica oleracea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year</text:p>
          </table:table-cell>
          <table:table-cell office:value-type="string" calcext:value-type="string">
            <text:p>15-25°C (59-77°F)</text:p>
          </table:table-cell>
          <table:table-cell office:value-type="string" calcext:value-type="string">
            <text:p>Full Sun/Partial Shade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Loamy, Well-drained</text:p>
          </table:table-cell>
          <table:table-cell office:value-type="string" calcext:value-type="string">
            <text:p>6.0 - 7.5</text:p>
          </table:table-cell>
          <table:table-cell office:value-type="string" calcext:value-type="string">
            <text:p>NPK: 10-10-10</text:p>
          </table:table-cell>
          <table:table-cell office:value-type="string" calcext:value-type="string">
            <text:p>1-2 ft</text:p>
          </table:table-cell>
          <table:table-cell office:value-type="string" calcext:value-type="string">
            <text:p>Moderate</text:p>
          </table:table-cell>
          <table:table-cell office:value-type="string" calcext:value-type="string">
            <text:p>5-10 lbs per head</text:p>
          </table:table-cell>
          <table:table-cell office:value-type="string" calcext:value-type="string">
            <text:p>Spring/Autumn</text:p>
          </table:table-cell>
          <table:table-cell office:value-type="string" calcext:value-type="string">
            <text:p>Onions, Garlic</text:p>
          </table:table-cell>
          <table:table-cell office:value-type="string" calcext:value-type="string">
            <text:p>Aphids, Cabbage Worms</text:p>
          </table:table-cell>
          <table:table-cell office:value-type="string" calcext:value-type="string">
            <text:p>Annual</text:p>
          </table:table-cell>
          <table:table-cell office:value-type="string" calcext:value-type="string">
            <text:p>Edible, Culinary</text:p>
          </table:table-cell>
          <table:table-cell office:value-type="string" calcext:value-type="string">
            <text:p>Requires space for head formation</text:p>
          </table:table-cell>
          <table:table-cell table:number-columns-repeated="16364"/>
        </table:table-row>
        <table:table-row table:style-name="ro1" table:number-rows-repeated="104847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T10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21:30:47.586000000</meta:creation-date>
    <dc:date>2024-10-22T23:20:27.927000000</dc:date>
    <meta:editing-duration>PT42M29S</meta:editing-duration>
    <meta:editing-cycles>2</meta:editing-cycles>
    <meta:generator>LibreOffice/24.2.5.2$Windows_X86_64 LibreOffice_project/bffef4ea93e59bebbeaf7f431bb02b1a39ee8a59</meta:generator>
    <meta:document-statistic meta:table-count="1" meta:cell-count="2020" meta:object-count="0"/>
  </office:meta>
</office:document-meta>
</file>